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2109" officeooo:paragraph-rsid="001b21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20 hosts</text:p>
      <text:p text:style-name="P1"/>
      <text:p text:style-name="P1">180.23.0.0/25</text:p>
      <text:p text:style-name="P1">180.23.0.1-----.127</text:p>
      <text:p text:style-name="P1"/>
      <text:p text:style-name="P1">-------------------</text:p>
      <text:p text:style-name="P1">88 hosts</text:p>
      <text:p text:style-name="P1">180.23.0.128/25</text:p>
      <text:p text:style-name="P1">180.23.0.129------.219 (217 + 2 broad e gateway) </text:p>
      <text:p text:style-name="P1"/>
      <text:p text:style-name="P1">2 hosts (punto-punto)</text:p>
      <text:p text:style-name="P1">180.23.0.220/30</text:p>
      <text:p text:style-name="P1">180.23.0.221 ---- 223</text:p>
      <text:p text:style-name="P1"/>
      <text:p text:style-name="P1">3 hosts</text:p>
      <text:p text:style-name="P1">180.23.0.224/29</text:p>
      <text:p text:style-name="P1">180.23.0.225----180.23.0.233</text:p>
      <text:p text:style-name="P1"/>
      <text:p text:style-name="P1">2 hosts(punto-punto)</text:p>
      <text:p text:style-name="P1">180.23.0.240/30</text:p>
      <text:p text:style-name="P1">180.23.0.241-----180.23.0.243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3T11:59:32.720000000</meta:creation-date>
    <dc:date>2023-03-03T12:18:06.379000000</dc:date>
    <meta:editing-duration>PT8M23S</meta:editing-duration>
    <meta:editing-cycles>1</meta:editing-cycles>
    <meta:document-statistic meta:table-count="0" meta:image-count="0" meta:object-count="0" meta:page-count="1" meta:paragraph-count="16" meta:word-count="34" meta:character-count="303" meta:non-whitespace-character-count="288"/>
    <meta:generator>LibreOffice/5.2.3.3$Windows_x86 LibreOffice_project/d54a8868f08a7b39642414cf2c8ef2f228f780cf</meta:generator>
  </office:meta>
</office:document-meta>
</file>